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top="0.1665in" fo:margin-bottom="0.1665in" style:contextual-spacing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margin-left="0.5in" fo:margin-top="0.0555in" fo:margin-bottom="0.0555in" style:contextual-spacing="false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ENZORHALÓZAT - DOKUMENTÁCIÓ</text:p>
      <text:p text:style-name="Standard"/>
      <text:p text:style-name="Standard"/>
      <text:h text:style-name="Heading_20_1" text:outline-level="1">I. FELHASZNÁLÓI DOKUMENTÁCIÓ</text:h>
      <text:p text:style-name="Standard"/>
      <text:h text:style-name="Heading_20_2" text:outline-level="2">1. FELADAT MEGFOGALMAZÁSA</text:h>
      <text:p text:style-name="Standard">A Szenzorhalózat projekt egy szenzoradatgyűjtési alkalmazás, amely:</text:p>
      <text:list text:style-name="L1">
        <text:list-item>
          <text:p text:style-name="P2">Különböző típusú szenzorok (hőmérséklet, forgás, vibráció, CO₂, nyomás) szimulációját valósítja meg</text:p>
        </text:list-item>
        <text:list-item>
          <text:p text:style-name="P2">Automatikusan gyűjti és tároja a mérési adatokat egy beágyazott adatbázisban</text:p>
        </text:list-item>
        <text:list-item>
          <text:p text:style-name="P2">Interaktív menürendszert biztosít az adatok szűréséhez és exportálásához</text:p>
        </text:list-item>
        <text:list-item>
          <text:p text:style-name="P2">Időpecsétel-alapú gyűjteményeket használ az adatok elkülönítésére</text:p>
        </text:list-item>
      </text:list>
      <text:p text:style-name="Standard">Cél: Egy rugalmas, bővíthető szenzoradatgyűjtési platform fejlesztése, amely valós szenzorműködést szimulál és az adatokat persistent módon tároja.</text:p>
      <text:h text:style-name="Heading_20_2" text:outline-level="2">2. BEMENET ÉS VÁRT KIMENET</text:h>
      <text:p text:style-name="Standard"><text:span text:style-name="strong">BEMENET:</text:span></text:p>
      <text:list text:style-name="L2">
        <text:list-item>
          <text:p text:style-name="P3">Szenzortípusok: 6 szenzorobjektum (2×TEMP, 1×ROT, 1×VIB, 1×CO2, 1×PRES)</text:p>
        </text:list-item>
        <text:list-item>
          <text:p text:style-name="P3">Mérési ciklus: 5 futtatás</text:p>
        </text:list-item>
        <text:list-item>
          <text:p text:style-name="P3">Interaktív menü választások (1-4 opció)</text:p>
        </text:list-item>
      </text:list>
      <text:p text:style-name="Standard"><text:span text:style-name="strong">VÁRT KIMENET:</text:span></text:p>
      <text:p text:style-name="P4"><text:span text:style-name="strong">A) Alkalmazás indítása után:</text:span></text:p>
      <text:p text:style-name="P4">- Szenzor inicializálás listája (6 szenzor CompID-val)</text:p>
      <text:p text:style-name="P4">- Mérési adatok (5 ciklus × 6 szenzor = 30 mérés)</text:p>
      <text:p text:style-name="P4">- Adatbázis statisztika (T20251210155924 - 6 elem, T20251210155924_Adatok - 30 elem)</text:p>
      <text:p text:style-name="P4"><text:span text:style-name="strong">B) Interaktív menü:</text:span></text:p>
      <text:p text:style-name="P4">Main Menu opcióinak kijelzése:</text:p>
      <text:list text:style-name="L3">
        <text:list-item>
          <text:p text:style-name="P5">1. List Sensors (szenzor listázása típus szerint LINQ szűréssel)</text:p>
        </text:list-item>
        <text:list-item>
          <text:p text:style-name="P5">2. Export JSON (sensors_export.json fájl létrehozása)</text:p>
        </text:list-item>
        <text:list-item>
          <text:p text:style-name="P5">3. List Database (mérési adatok megjelenítése)</text:p>
        </text:list-item>
        <text:list-item>
          <text:p text:style-name="P5">4. Exit (alkalmazás bezárása)</text:p>
        </text:list-item>
      </text:list>
      <text:h text:style-name="Heading_20_2" text:outline-level="2">3. RÖVID KEZELÉSI ÚTMUTATÓ</text:h>
      <text:p text:style-name="Standard"><text:span text:style-name="strong">TELEPÍTÉS:</text:span></text:p>
      <text:list text:style-name="L4">
        <text:list-item>
          <text:p text:style-name="P6">Projekt klónozása/letöltése</text:p>
        </text:list-item>
        <text:list-item>
          <text:p text:style-name="P6">cd /home/dev/mnt/szofi/beadando/Szenzorhalozat</text:p>
        </text:list-item>
        <text:list-item>
          <text:p text:style-name="P6">dotnet restore</text:p>
        </text:list-item>
        <text:list-item>
          <text:p text:style-name="P6">dotnet build</text:p>
        </text:list-item>
      </text:list>
      <text:p text:style-name="Standard"><text:span text:style-name="strong">FUTTATÁS:</text:span></text:p>
      <text:p text:style-name="P4">dotnet run --project Szenzorhalozat.Console/Szenzorhalozat.Console.csproj</text:p>
      <text:p text:style-name="Standard"><text:span text:style-name="strong">MENÜ KEZELÉSE:</text:span></text:p>
      <text:list text:style-name="L5">
        <text:list-item>
          <text:p text:style-name="P7">Válassz egy számot (1-4) a kérdésre válaszolva</text:p>
        </text:list-item>
        <text:list-item>
          <text:p text:style-name="P7"><text:soft-page-break/>1: Szenzorokat típus szerint szűrhetsz (OfType&lt;T&gt;() LINQ)</text:p>
        </text:list-item>
        <text:list-item>
          <text:p text:style-name="P7">2: JSON exportálás (sensors_export.json)</text:p>
        </text:list-item>
        <text:list-item>
          <text:p text:style-name="P7">3: Adatbázis lekérdezés</text:p>
        </text:list-item>
        <text:list-item>
          <text:p text:style-name="P7">4: Kilépés (adatbázis korrekt lezárása)</text:p>
        </text:list-item>
      </text:list>
      <text:p text:style-name="Standard"/>
      <text:h text:style-name="Heading_20_1" text:outline-level="1">II. FEJLESZTŐI DOKUMENTÁCIÓ</text:h>
      <text:p text:style-name="Standard"/>
      <text:h text:style-name="Heading_20_2" text:outline-level="2">1. PROJEKT FELÉPÍTÉSE</text:h>
      <text:p text:style-name="Standard"><text:span text:style-name="strong">KÖNYVTÁRSTRUKTÚRA:</text:span></text:p>
      <text:p text:style-name="P4">Szenzorhalozat/</text:p>
      <text:p text:style-name="P4">├── Szenzorhalozat.sln (Visual Studio Solution)</text:p>
      <text:p text:style-name="P4">├── Szenzorhalozat.Core/ (Üzleti logika)</text:p>
      <text:p text:style-name="P4">│ ├── Sensors.cs (szenzor osztályok)</text:p>
      <text:p text:style-name="P4">│ ├── Szenzorhalozat.cs (rendszer vezérlő)</text:p>
      <text:p text:style-name="P4">│ ├── database.cs (LiteDB adatbázis kezelés)</text:p>
      <text:p text:style-name="P4">│ ├── AdatgyujtoAllomas.cs (mérési adat gyűjtés)</text:p>
      <text:p text:style-name="P4">│ └── MeresiAdat.cs (mérési adat model)</text:p>
      <text:p text:style-name="P4">├── Szenzorhalozat.Console/ (Konzol alkalmazás)</text:p>
      <text:p text:style-name="P4">│ └── Program.cs (belépési pont, interaktív menü)</text:p>
      <text:p text:style-name="P4">└── Meres.db (LiteDB adatbázisfájl, futáskor jön létre)</text:p>
      <text:h text:style-name="Heading_20_2" text:outline-level="2">2. SAJÁT FEJLESZTÉSŰ OSZTÁLYOK LEÍRÁSA</text:h>
      <text:h text:style-name="Heading_20_3" text:outline-level="3">SENSOR - Absztrakt alap osztály</text:h>
      <text:p text:style-name="Standard"><text:span text:style-name="strong">Cél:</text:span> Minden szenzortípus közös viselkedésének definiálása</text:p>
      <text:p text:style-name="Standard"><text:span text:style-name="strong">Tagváltozók:</text:span></text:p>
      <text:list text:style-name="L6">
        <text:list-item>
          <text:p text:style-name="P8">[BsonId] int Id - LiteDB automatikus ID</text:p>
        </text:list-item>
        <text:list-item>
          <text:p text:style-name="P8">string Name - szenzor neve</text:p>
        </text:list-item>
        <text:list-item>
          <text:p text:style-name="P8">string Type - szenzor típusa (TEMP, ROT, stb.)</text:p>
        </text:list-item>
        <text:list-item>
          <text:p text:style-name="P8">string Unit - mértékegység</text:p>
        </text:list-item>
        <text:list-item>
          <text:p text:style-name="P8">double CurrentValue - aktuális mért érték</text:p>
        </text:list-item>
        <text:list-item>
          <text:p text:style-name="P8">double[] MinMax - min/max tartomány [0]=min, [1]=max</text:p>
        </text:list-item>
      </text:list>
      <text:p text:style-name="Standard"><text:span text:style-name="strong">Metódusok:</text:span></text:p>
      <text:list text:style-name="L7">
        <text:list-item>
          <text:p text:style-name="P9">void Meres() - mérés triggere (ValueUpd, StatusUpdate, event hívás)</text:p>
        </text:list-item>
        <text:list-item>
          <text:p text:style-name="P9">abstract string StatusUpdate() - státusz frissítés</text:p>
        </text:list-item>
        <text:list-item>
          <text:p text:style-name="P9">event Action&lt;MeresiAdat&gt;? MeresiAdatKeszult</text:p>
        </text:list-item>
      </text:list>
      <text:h text:style-name="Heading_20_3" text:outline-level="3">DATABASE - LiteDB adatbázis kezelés</text:h>
      <text:p text:style-name="Standard"><text:span text:style-name="strong">Cél:</text:span> Persistent tárolás és lekérdezés</text:p>
      <text:p text:style-name="Standard"><text:span text:style-name="strong">Kollekciónevezés:</text:span></text:p>
      <text:list text:style-name="L8">
        <text:list-item>
          <text:p text:style-name="P10">T[YYYYMMDDHHmmss] - szenzor adatok</text:p>
        </text:list-item>
        <text:list-item>
          <text:p text:style-name="P10">T[YYYYMMDDHHmmss]_Adatok - mérési adatok</text:p>
        </text:list-item>
      </text:list>
      <text:p text:style-name="Standard"><text:soft-page-break/><text:span text:style-name="strong">Metódusok:</text:span></text:p>
      <text:list text:style-name="L9">
        <text:list-item>
          <text:p text:style-name="P11">AddSensor(Sensor) - szenzor INSERT/UPDATE</text:p>
        </text:list-item>
        <text:list-item>
          <text:p text:style-name="P11">AddMeresiAdat(MeresiAdat) - mérési adat INSERT</text:p>
        </text:list-item>
        <text:list-item>
          <text:p text:style-name="P11">GetAllMeresiAdatok() - összes mérési adat lekérdezése</text:p>
        </text:list-item>
        <text:list-item>
          <text:p text:style-name="P11">GetAllTables() - adatbázis statisztika</text:p>
        </text:list-item>
      </text:list>
      <text:h text:style-name="Heading_20_3" text:outline-level="3">ADATGYUJTTOALLOMAS - Mérési adat gyűjtés</text:h>
      <text:p text:style-name="Standard"><text:span text:style-name="strong">Cél:</text:span> Event alapú mérési adat kezelés</text:p>
      <text:list text:style-name="L10">
        <text:list-item>
          <text:p text:style-name="P12">List&lt;MeresiAdat&gt; Adatok - memóriabeli gyűjtés</text:p>
        </text:list-item>
        <text:list-item>
          <text:p text:style-name="P12">Database? Database - null-safe adatbázis referencia</text:p>
        </text:list-item>
        <text:list-item>
          <text:p text:style-name="P12">MeresiAdatFogadas(MeresiAdat) - event handler</text:p>
        </text:list-item>
      </text:list>
      <text:h text:style-name="Heading_20_2" text:outline-level="2">3. VÁLASZTOTT ADATSZERKEZETEK</text:h>
      <text:h text:style-name="Heading_20_3" text:outline-level="3">ADATBÁZIS: LiteDB</text:h>
      <text:p text:style-name="Standard"><text:span text:style-name="strong">Miért LiteDB?</text:span></text:p>
      <text:list text:style-name="L11">
        <text:list-item>
          <text:p text:style-name="P13">✓ Beágyazott - nincs külön szerver</text:p>
        </text:list-item>
        <text:list-item>
          <text:p text:style-name="P13">✓ C# natív integráció</text:p>
        </text:list-item>
        <text:list-item>
          <text:p text:style-name="P13">✓ BSON formátum - flexibilis dokumentumok</text:p>
        </text:list-item>
        <text:list-item>
          <text:p text:style-name="P13">✓ Automatikus ID kezelés ([BsonId])</text:p>
        </text:list-item>
        <text:list-item>
          <text:p text:style-name="P13">✓ ACID tranzakciók</text:p>
        </text:list-item>
      </text:list>
      <text:h text:style-name="Heading_20_3" text:outline-level="3">SZENZOR ÉRTÉKEK: Random szám generálás</text:h>
      <text:p text:style-name="Standard"><text:span text:style-name="strong">Metódus:</text:span> Random.Shared.NextDouble() * (Max - Min) + Min</text:p>
      <text:p text:style-name="Standard"><text:span text:style-name="strong">Előny:</text:span> Valós szenzor viselkedés szimulációja, egyenletes eloszlás</text:p>
      <text:h text:style-name="Heading_20_3" text:outline-level="3">EVENT-DRIVEN ARCHITEKTÚRA</text:h>
      <text:p text:style-name="Standard">Az alkalmazás event-alapú kommunikációt használ:</text:p>
      <text:list text:style-name="L12">
        <text:list-item>
          <text:p text:style-name="P14">Sensor.MeresiAdatKeszult event - mérési adat rendelkezésre állása</text:p>
        </text:list-item>
        <text:list-item>
          <text:p text:style-name="P14">Szenzorhalozat.MeresTrigger event - mérés indítása</text:p>
        </text:list-item>
        <text:list-item>
          <text:p text:style-name="P14">AdatgyujtoAllomas.MeresiAdatFogadas() event handler</text:p>
        </text:list-item>
      </text:list>
      <text:p text:style-name="Standard"/>
      <text:p text:style-name="Standard"><text:span text:style-name="strong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Adwaita Sans" style:font-size-asian="12pt" style:language-asian="none" style:country-asian="none" style:font-name-complex="Droid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Adwaita Sans" style:font-size-asian="12pt" style:language-asian="zh" style:country-asian="CN" style:font-name-complex="Droid Naskh Shift Alt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margin-top="0in" fo:margin-bottom="0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" style:family="text">
      <style:text-properties fo:font-weight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9:49:11.624270543</meta:creation-date>
    <dc:title>Szenzorhalózat - Dokumentáció</dc:title>
    <dc:description>Felhasználói és fejlesztői dokumentáció a Szenzorhalózat projekthez</dc:description>
    <dc:subject>Szenzorhalózat, Dokumentáció, C#, LiteDB</dc:subject>
    <meta:generator>LibreOffice/25.8.3.2$Linux_X86_64 LibreOffice_project/580$Build-2</meta:generator>
    <meta:editing-duration>PT14S</meta:editing-duration>
    <meta:editing-cycles>2</meta:editing-cycles>
    <meta:print-date>2025-12-10T19:50:23.866782354</meta:print-date>
    <meta:printed-by>PDF files</meta:printed-by>
    <dc:date>2025-12-10T19:50:38.448844302</dc:date>
    <meta:document-statistic meta:table-count="0" meta:image-count="0" meta:object-count="0" meta:page-count="3" meta:paragraph-count="98" meta:word-count="527" meta:character-count="3967" meta:non-whitespace-character-count="3587"/>
  </office:meta>
</office:document-meta>
</file>